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3" style:family="paragraph" style:parent-style-name="Text_20_body">
      <style:paragraph-properties fo:text-align="justify" style:justify-single-word="false"/>
      <style:text-properties fo:language="ru" fo:country="RU" fo:font-weight="bold" style:font-weight-asian="bold" style:font-weight-complex="bold"/>
    </style:style>
    <style:style style:name="P14" style:family="paragraph" style:parent-style-name="Text_20_body">
      <style:paragraph-properties fo:text-align="center" style:justify-single-word="false"/>
      <style:text-properties fo:language="ru" fo:country="RU" fo:font-weight="bold" style:font-weight-asian="bold" style:font-weight-complex="bold"/>
    </style:style>
    <style:style style:name="P15" style:family="paragraph" style:parent-style-name="Text_20_body">
      <style:paragraph-properties fo:text-align="justify" style:justify-single-word="false"/>
      <style:text-properties fo:language="ru" fo:country="RU" fo:background-color="#00ccff"/>
    </style:style>
    <style:style style:name="P16" style:family="paragraph" style:parent-style-name="Text_20_body">
      <style:paragraph-properties fo:text-align="justify" style:justify-single-word="false"/>
      <style:text-properties fo:language="ru" fo:country="RU" fo:background-color="#ffffff"/>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ab-stops>
          <style:tab-stop style:position="19.029cm"/>
        </style:tab-stops>
      </style:paragraph-properties>
    </style:style>
    <style:style style:name="P20" style:family="paragraph" style:parent-style-name="Text_20_body">
      <style:paragraph-properties fo:text-align="justify"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text-properties fo:language="en" fo:country="US"/>
    </style:style>
    <style:style style:name="P23" style:family="paragraph" style:parent-style-name="Text_20_body">
      <style:paragraph-properties fo:text-align="justify" style:justify-single-word="false"/>
      <style:text-properties fo:language="en" fo:country="US"/>
    </style:style>
    <style:style style:name="P24" style:family="paragraph" style:parent-style-name="Text_20_body">
      <style:paragraph-properties fo:text-align="center" style:justify-single-word="false"/>
      <style:text-properties fo:language="en" fo:country="US"/>
    </style:style>
    <style:style style:name="P25" style:family="paragraph" style:parent-style-name="Text_20_body">
      <style:paragraph-properties fo:text-align="justify" style:justify-single-word="false"/>
      <style:text-properties fo:language="en" fo:country="US" fo:background-color="#ffff00"/>
    </style:style>
    <style:style style:name="P26" style:family="paragraph" style:parent-style-name="Text_20_body">
      <style:paragraph-properties fo:text-align="center" style:justify-single-word="false"/>
      <style:text-properties fo:language="en" fo:country="US" fo:font-style="italic" style:font-style-asian="italic" style:font-style-complex="italic"/>
    </style:style>
    <style:style style:name="P27" style:family="paragraph" style:parent-style-name="Text_20_body">
      <style:paragraph-properties fo:text-align="justify" style:justify-single-word="false"/>
      <style:text-properties fo:language="uk" fo:country="UA"/>
    </style:style>
    <style:style style:name="P28"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9" style:family="paragraph" style:parent-style-name="Text_20_body">
      <style:paragraph-properties fo:text-align="justify" style:justify-single-word="false"/>
      <style:text-properties fo:color="#c9211e" fo:language="ru" fo:country="RU"/>
    </style:style>
    <style:style style:name="P30"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1"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2" style:family="paragraph" style:parent-style-name="Text_20_body">
      <style:paragraph-properties fo:text-align="justify" style:justify-single-word="false"/>
      <style:text-properties fo:color="#0000ff"/>
    </style:style>
    <style:style style:name="P33" style:family="paragraph" style:parent-style-name="Text_20_body">
      <style:paragraph-properties fo:text-align="justify" style:justify-single-word="false"/>
      <style:text-properties fo:color="#0000ff" fo:language="en" fo:country="US"/>
    </style:style>
    <style:style style:name="P34" style:family="paragraph" style:parent-style-name="Quotations">
      <style:text-properties fo:language="ru" fo:country="RU"/>
    </style:style>
    <style:style style:name="P35"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39" style:family="paragraph" style:parent-style-name="Standard">
      <style:paragraph-properties fo:margin-left="0cm" fo:margin-right="0cm" fo:text-align="justify" style:justify-single-word="false" fo:text-indent="0.499cm" style:auto-text-indent="false"/>
      <style:text-properties fo:language="ru" fo:country="RU"/>
    </style:style>
    <style:style style:name="P40" style:family="paragraph" style:parent-style-name="Standard">
      <style:paragraph-properties fo:text-align="justify" style:justify-single-word="false"/>
      <style:text-properties fo:language="ru" fo:country="RU"/>
    </style:style>
    <style:style style:name="P41"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4"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center" style:justify-single-word="false"/>
    </style:style>
    <style:style style:name="P47" style:family="paragraph" style:parent-style-name="Heading_20_1" style:master-page-name="MP0">
      <style:paragraph-properties fo:text-align="center" style:justify-single-word="false" style:page-number="auto" fo:break-before="page"/>
      <style:text-properties fo:language="ru" fo:country="RU"/>
    </style:style>
    <style:style style:name="P48" style:family="paragraph" style:parent-style-name="Heading_20_2">
      <style:paragraph-properties fo:text-align="center" style:justify-single-word="false"/>
      <style:text-properties fo:language="ru" fo:country="RU"/>
    </style:style>
    <style:style style:name="P49" style:family="paragraph" style:parent-style-name="Heading_20_2">
      <style:paragraph-properties fo:text-align="center" style:justify-single-word="false"/>
      <style:text-properties fo:language="en" fo:country="US" fo:font-weight="normal" style:font-weight-asian="normal" style:font-weight-complex="normal"/>
    </style:style>
    <style:style style:name="P50" style:family="paragraph" style:parent-style-name="Heading_20_2">
      <style:paragraph-properties fo:text-align="center" style:justify-single-word="false"/>
    </style:style>
    <style:style style:name="P51" style:family="paragraph" style:parent-style-name="Text_20_body">
      <style:paragraph-properties fo:text-align="end" style:justify-single-word="false"/>
      <style:text-properties fo:language="ru" fo:country="RU" fo:font-style="italic" style:font-style-asian="italic" style:font-style-complex="italic"/>
    </style:style>
    <style:style style:name="P52" style:family="paragraph" style:parent-style-name="Text_20_body">
      <style:paragraph-properties fo:text-align="justify" style:justify-single-word="false"/>
      <style:text-properties fo:language="ru" fo:country="RU" fo:font-style="italic" style:font-style-asian="italic" style:font-style-complex="italic"/>
    </style:style>
    <style:style style:name="P53" style:family="paragraph" style:parent-style-name="Text_20_body">
      <style:paragraph-properties fo:text-align="justify" style:justify-single-word="false"/>
      <style:text-properties fo:language="ru" fo:country="RU"/>
    </style:style>
    <style:style style:name="P54" style:family="paragraph" style:parent-style-name="Text_20_body">
      <style:paragraph-properties fo:text-align="justify" style:justify-single-word="false"/>
      <style:text-properties fo:language="ru" fo:country="RU" fo:background-color="transparent"/>
    </style:style>
    <style:style style:name="P55" style:family="paragraph" style:parent-style-name="Text_20_body">
      <style:paragraph-properties fo:text-align="justify" style:justify-single-word="false"/>
      <style:text-properties fo:font-style="italic" style:font-style-asian="italic" style:font-style-complex="italic"/>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text-properties fo:language="en" fo:country="US"/>
    </style:style>
    <style:style style:name="P59" style:family="paragraph" style:parent-style-name="Text_20_body">
      <style:paragraph-properties fo:text-align="justify" style:justify-single-word="false" fo:background-color="transparent">
        <style:background-image/>
      </style:paragraph-properties>
    </style:style>
    <style:style style:name="P60" style:family="paragraph" style:parent-style-name="Text_20_body">
      <style:paragraph-properties fo:margin-left="6.253cm" fo:margin-right="0cm" fo:text-align="justify" style:justify-single-word="false" fo:text-indent="0cm" style:auto-text-indent="false"/>
      <style:text-properties fo:font-style="italic" style:font-style-asian="italic" style:font-style-complex="italic"/>
    </style:style>
    <style:style style:name="P61"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62"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color="#0000ff"/>
    </style:style>
    <style:style style:name="T13" style:family="text">
      <style:text-properties fo:color="#0000ff" fo:language="ru" fo:country="RU"/>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fo:language="ru" fo:country="RU" style:font-size-asian="12pt" style:font-size-complex="12p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background-color="#ffff00"/>
    </style:style>
    <style:style style:name="T19" style:family="text">
      <style:text-properties fo:language="uk" fo:country="UA"/>
    </style:style>
    <style:style style:name="T20" style:family="text">
      <style:text-properties fo:language="uk" fo:country="UA" fo:font-style="italic" fo:background-color="#ffff00" style:font-style-asian="italic" style:font-style-complex="italic"/>
    </style:style>
    <style:style style:name="T21" style:family="text">
      <style:text-properties style:text-line-through-style="solid" fo:language="ru" fo:country="RU" style:text-underline-mode="continuous" style:text-overline-mode="continuous" style:text-line-through-mode="continuous"/>
    </style:style>
    <style:style style:name="T22" style:family="text">
      <style:text-properties style:text-line-through-style="solid" fo:language="ru" fo:country="RU" style:text-underline-mode="continuous" style:text-overline-mode="continuous" style:text-line-through-mode="continuous" fo:background-color="#ffff00"/>
    </style:style>
    <style:style style:name="T23" style:family="text">
      <style:text-properties style:text-line-through-style="solid" fo:language="ru" fo:country="RU" style:text-underline-mode="continuous" style:text-overline-mode="continuous" style:text-line-through-mode="continuous" fo:background-color="#00ccff"/>
    </style:style>
    <style:style style:name="T24" style:family="text">
      <style:text-properties fo:color="#c9211e" fo:language="ru" fo:country="RU"/>
    </style:style>
    <style:style style:name="T25" style:family="text">
      <style:text-properties fo:language="en" fo:country="US"/>
    </style:style>
    <style:style style:name="T26" style:family="text">
      <style:text-properties fo:language="en" fo:country="US" fo:background-color="#ffff00"/>
    </style:style>
    <style:style style:name="T27" style:family="text">
      <style:text-properties fo:language="en" fo:country="US" fo:font-weight="bold" style:font-weight-asian="bold" style:font-weight-complex="bold"/>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background-color="#ffff0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style:use-window-font-color="true" fo:language="en" fo:country="US" fo:font-style="normal" style:font-style-asian="normal" style:font-style-complex="normal"/>
    </style:style>
    <style:style style:name="T3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Семь вечностей</text:h>
      <text:p text:style-name="P2">*ниспадающее безумие*</text:p>
      <text:p text:style-name="P51"/>
      <text:p text:style-name="P62">Война. Война никогда не меняется.</text:p>
      <text:p text:style-name="P62">Где-то я слышала эту фразу, но не могу вспомнить, где и от кого?</text:p>
      <text:p text:style-name="P62">Впрочем, это не имеет значения вне времени и пространства.</text:p>
      <text:p text:style-name="P62">Война никогда не меняется...</text:p>
      <text:p text:style-name="P62"/>
      <text:p text:style-name="P51"/>
      <text:p text:style-name="P17"><text:span text:style-name="T2">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span></text:p>
      <text:h text:style-name="P48" text:outline-level="2">Глава 1</text:h>
      <text:p text:style-name="P32"><text:span text:style-name="Default_20_Paragraph_20_Font"><text:span text:style-name="T13"/></text:span></text:p>
      <text:p text:style-name="P32"><text:span text:style-name="Default_20_Paragraph_20_Font"><text:span text:style-name="T13"/></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18"><text:span text:style-name="Default_20_Paragraph_20_Font"><text:span text:style-name="T1">Джет нетерпеливо толкает меня копытом в плечо.</text:span></text:span></text:p>
      <text:p text:style-name="P18"><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8"><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18"><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18"><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4">Нет, Агамемнон – ерунда.</text:p>
      <text:p text:style-name="P54">За нами. Гонятся. Чёртовы. Чокнутые. Пони.</text:p>
      <text:p text:style-name="P5"/>
      <text:p text:style-name="P5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4">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4"/>
      <text:p text:style-name="P54">Ну вот кто заставил тебя улыбаться Дейдре, Хуман? Ведь всё так неплохо шло…</text:p>
      <text:p text:style-name="P54"/>
      <text:p text:style-name="P24">~~~</text:p>
      <text:p text:style-name="P3">...</text:p>
      <text:p text:style-name="P18"><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18"><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18"><text:span text:style-name="Default_20_Paragraph_20_Font"><text:span text:style-name="T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 Голову венчала соломенная шляпа, нахлобученная прямо поверх шлема. - Башковитая у меня сестрёнка всё же, не в пример братцу, прям горжусь.</text:span></text:span></text:p>
      <text:p text:style-name="P18"><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18"><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9"><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18"><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3"><text:span text:style-name="T17"/></text:p>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18"><text:span text:style-name="Default_20_Paragraph_20_Font"><text:span text:style-name="T4">- Во-вторых, шанс получения потомства можно поднять с помощью магического ритуала “</text:span></text:span><text:span text:style-name="T17">Pornis</text:span><text:span text:style-name="Default_20_Paragraph_20_Font"><text:span text:style-name="T4"> </text:span></text:span><text:span text:style-name="T17">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18"><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7">Хр-р-р…</text:span></text:p>
      <text:p text:style-name="P20"/>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18"><text:span text:style-name="Default_20_Paragraph_20_Font"><text:span text:style-name="T4">- Мн-мн-хррр, - сонно чавкала пегаска, пуская слюни. - Гороховый суп закончился. </text:span></text:span><text:span text:style-name="T17">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18"><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18"><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7">Отстань, пожалуйста…</text:span></text:p>
      <text:p text:style-name="P20"/>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4">~~~</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48" text:outline-level="2">Глава 2</text:h>
      <text:p text:style-name="P17"><text:span text:style-name="T1"/></text:p>
      <text:p text:style-name="P60"><text:span text:style-name="T1">Также неизменна противоположная войне сущность - любовь.</text:span></text:p>
      <text:p text:style-name="P60"><text:span text:style-name="T1">Война убивает, любовь же даёт силы бороться. </text:span></text:p>
      <text:p text:style-name="P60"><text:span text:style-name="T1">Слабый огонёк сознания сражается с холодной бесконечностью небытия только для того, чтобы ещё раз увидеть Тебя.</text:span></text:p>
      <text:p text:style-name="P61"/>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8"><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18"><text:span text:style-name="Default_20_Paragraph_20_Font"><text:span text:style-name="T17">sanctificetur</text:span></text:span><text:span text:style-name="Default_20_Paragraph_20_Font"><text:span text:style-name="T4"> </text:span></text:span><text:span text:style-name="Default_20_Paragraph_20_Font"><text:span text:style-name="T17">nomen</text:span></text:span><text:span text:style-name="Default_20_Paragraph_20_Font"><text:span text:style-name="T4"> </text:span></text:span><text:span text:style-name="Default_20_Paragraph_20_Font"><text:span text:style-name="T17">tuum</text:span></text:span><text:span text:style-name="Default_20_Paragraph_20_Font"><text:span text:style-name="T4">;</text:span></text:span></text:p>
      <text:p text:style-name="P20">adveniat regnum tuum;</text:p>
      <text:p text:style-name="P20">fiat voluntas tua, sicut in caelo et in terra…</text:p>
      <text:p text:style-name="P20"/>
      <text:p text:style-name="P20">…хрррсссшшш…</text:p>
      <text:p text:style-name="P20"/>
      <text:p text:style-name="P20">ne nuclear bellum. Amen</text:p>
      <text:p text:style-name="P20"/>
      <text:p text:style-name="P20">…шшшссс…</text:p>
      <text:p text:style-name="P20"/>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18"><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8"/>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8"><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11">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18"><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8"><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18"><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18"><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8"><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18"><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18"><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18"><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18"/>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48" text:outline-level="2">Глава 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text:soft-page-break/>- А вот этого, как раз, не надо, - прервал я извинения Алекса. - Мне и в текущей неплохо. Говори, зачем позвал?</text:p>
      <text:p text:style-name="P3"/>
      <text:p text:style-name="P18"><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8"><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
      <text:p text:style-name="P5"><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8"><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8">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text:soft-page-break/></text:p>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8"><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text:soft-page-break/>-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text:soft-page-break/>-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8"><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18"><text:span text:style-name="Default_20_Paragraph_20_Font"><text:span text:style-name="T19">Оно п</text:span></text:span><text:span text:style-name="Default_20_Paragraph_20_Font"><text:span text:style-name="T1">овсюду. </text:span></text:span><text:span text:style-name="Default_20_Paragraph_20_Font"><text:span text:style-name="T1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soft-page-break/>.</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8"><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18"><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3"/>
      <text:p text:style-name="P3">- Ну так и жри, пока не скисло! - заорала поняха, повернув к нему голову.</text:p>
      <text:p text:style-name="P3"><text:soft-page-break/></text:p>
      <text:p text:style-name="P18"><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8"><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text:soft-page-break/></text:p>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text:soft-page-break/></text:p>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text:soft-page-break/></text:p>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8">-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48" text:outline-level="2">Глава 4</text:h>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text:soft-page-break/>…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8"><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text:soft-page-break/></text:p>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8"><text:soft-page-break/><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8"><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oft-page-break/><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8"><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text:soft-page-break/>-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4">~~~</text:p>
      <text:p text:style-name="P3"/>
      <text:p text:style-name="P3">- Джет… - шепчу я тихонько.</text:p>
      <text:p text:style-name="P3"><text:soft-page-break/></text:p>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text:soft-page-break/>-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8"><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8"><text:soft-page-break/><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5"/>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48" text:outline-level="2">Глава 5</text:h>
      <text:p text:style-name="P2"/>
      <text:p text:style-name="P18"><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8"><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text:soft-page-break/>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text:soft-page-break/></text:p>
      <text:p text:style-name="P18"><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8"><text:span text:style-name="Default_20_Paragraph_20_Font"><text:span text:style-name="T4">…</text:span></text:span><text:span text:style-name="Default_20_Paragraph_20_Font"><text:span text:style-name="T17">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p text:style-name="P24">~~~</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text:soft-page-break/>-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8"><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text:soft-page-break/></text:p>
      <text:h text:style-name="P48" text:outline-level="2"><text:span text:style-name="Default_20_Paragraph_20_Font"><text:span text:style-name="T32">Глава </text:span></text:span><text:span text:style-name="T32">6</text:span></text:h>
      <text:p text:style-name="P3"/>
      <text:p text:style-name="P18"><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8"><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text:span></text:span><text:soft-page-break/><text:span text:style-name="Default_20_Paragraph_20_Font"><text:span text:style-name="T1">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4">~~~</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text:soft-page-break/>- Э-э-э… Что за… ?</text:p>
      <text:p text:style-name="P3"/>
      <text:p text:style-name="P18"><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text:soft-page-break/>…</text:p>
      <text:p text:style-name="P3">…</text:p>
      <text:p text:style-name="P3">…</text:p>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text:soft-page-break/>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8"><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48" text:outline-level="2">Глава 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8"><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text:soft-page-break/></text:p>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49" text:outline-level="2">~~~</text:h>
      <text:p text:style-name="P3"/>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text:soft-page-break/>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text:soft-page-break/>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text:soft-page-break/>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text:soft-page-break/>- Попались, красавчики!</text:p>
      <text:p text:style-name="P3"/>
      <text:p text:style-name="P3">Картинка меркнет перед моими глазами и сознание выключается.</text:p>
      <text:p text:style-name="P3"/>
      <text:h text:style-name="P48"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text:soft-page-break/>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4">~~~</text:p>
      <text:p text:style-name="P2"/>
      <text:p text:style-name="P18"><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text:soft-page-break/>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soft-page-break/>…</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text:soft-page-break/></text:p>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8"><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48" text:outline-level="2"><text:soft-page-break/>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8"><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8"><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text:soft-page-break/>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8"><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8"><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text:soft-page-break/>Закрыв изнутри дверь на защёлку, я прошёл в вестибюль.</text:p>
      <text:p text:style-name="P3"/>
      <text:p text:style-name="P18"><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8"><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8"><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text:soft-page-break/>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8"><text:soft-page-break/><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8"><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8"><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8"><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4">… Определён нейроинтерфейс 0.12-альфа</text:p>
      <text:p text:style-name="P34">… Поиск соединения</text:p>
      <text:p text:style-name="P34">… Соединение установлено</text:p>
      <text:p text:style-name="P34">…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4">… До начала диалога осталось пять… четыре… три…</text:p>
      <text:p text:style-name="P34"/>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8"><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text:soft-page-break/></text:p>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4">~~~</text:p>
      <text:p text:style-name="P24"/>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text:soft-page-break/>-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8"><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48"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text:soft-page-break/>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8"><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text:soft-page-break/>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18"><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8"><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6"/>
      <text:p text:style-name="P18"><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8"><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8"><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text:soft-page-break/>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8"><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8"><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8"><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18"><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text:soft-page-break/>-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18"><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8"><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8"><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text:soft-page-break/>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18"><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18"><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text:soft-page-break/>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8"><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8"><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18"><text:span text:style-name="Default_20_Paragraph_20_Font"><text:span text:style-name="T9">***EMERGENCY PROTOCOL! T-45</text:span></text:span><text:span text:style-name="Default_20_Paragraph_20_Font"><text:span text:style-name="T27">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text:soft-page-break/>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8"><text:span text:style-name="Default_20_Paragraph_20_Font"><text:span text:style-name="T18">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8">https://www.youtube.com/watch?v=u1ZoHfJZACA</text:span></text:span></text:a><text:span text:style-name="Default_20_Paragraph_20_Font"><text:span text:style-name="T18">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8"><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text:soft-page-break/></text:p>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8"><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48" text:outline-level="2"/>
      <text:p text:style-name="P24">~~~</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text:soft-page-break/>-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text:soft-page-break/></text:p>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48"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text:soft-page-break/></text:p>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18"><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text:soft-page-break/>-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8"><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2">- Так значит это правда?!! Запутанные миры существуют?</text:p>
      <text:p text:style-name="P12">- Как видишь, да. Иначе мне не удалось бы получить картинку из квантовых гармоник.</text:p>
      <text:p text:style-name="P12">- Надо будет поставить тому парню пиво. И извиниться за все шуточки, что я откалывал во время его монологов… - бормочу я.</text:p>
      <text:p text:style-name="P12"/>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text:soft-page-break/></text:p>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18"><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text:soft-page-break/></text:p>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8"><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18"><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0"><text:soft-page-break/>- Ха-ха-ха-ха-ха! - смеётся до того мрачный Архимед. - Да скорее нам починят кондиционер в курилке, чем тебя допустят до кнопок. Ты ж понимаешь…</text:p>
      <text:p text:style-name="P1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0"/>
      <text:p text:style-name="P10">Хэвэн кивает головой с грустной улыбкой.</text:p>
      <text:p text:style-name="P1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text:soft-page-break/>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text:soft-page-break/>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8"><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text:soft-page-break/></text:p>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8"><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text:soft-page-break/>-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text:soft-page-break/>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48"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text:soft-page-break/>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text:soft-page-break/>-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text:soft-page-break/>-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18"><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text:soft-page-break/>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0"/>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text:soft-page-break/></text:p>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8"><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text:soft-page-break/></text:p>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text:soft-page-break/>«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48"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text:soft-page-break/>-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text:soft-page-break/>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8"><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18"><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8"><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text:soft-page-break/></text:p>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text:soft-page-break/>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8"><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8"><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text:soft-page-break/>-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48"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text:soft-page-break/>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18"><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text:soft-page-break/>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text:soft-page-break/>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18"><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0">- Да?</text:p>
      <text:p text:style-name="P1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0">-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text:soft-page-break/>-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text:soft-page-break/>-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8"><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8"><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text:soft-page-break/>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text:soft-page-break/>-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text:soft-page-break/>-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text:soft-page-break/>-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text:soft-page-break/>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8"><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8"><text:soft-page-break/><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text:soft-page-break/>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text:soft-page-break/>-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9"><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text:soft-page-break/></text:p>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text:soft-page-break/>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8"><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text:soft-page-break/>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text:soft-page-break/>-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48"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text:soft-page-break/></text:p>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text:soft-page-break/>-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text:soft-page-break/></text:p>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text:soft-page-break/></text:p>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0">(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4">~~~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8"><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8"><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text:soft-page-break/></text:p>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text:soft-page-break/>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8"><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48" text:outline-level="2">Глава 16</text:h>
      <text:p text:style-name="P2"/>
      <text:p text:style-name="P35">Звон будильника чуть не проломил башку. Я открыл глаза.</text:p>
      <text:p text:style-name="P35"><text:soft-page-break/>Чёрт! На работу! Опять опаздываю!</text:p>
      <text:p text:style-name="P35">Я вскакиваю с постели и хватаюсь за футболку, прыгая одной ногой в штанине.</text:p>
      <text:p text:style-name="P35">Стоп!</text:p>
      <text:p text:style-name="P35"/>
      <text:p text:style-name="P35">Какая, к чёрту, работа? Какой, к чёрту, будильник? Неделю я не выхожу из дома, взяв отпуск за свой счёт. Хэвэн сказала ждать.</text:p>
      <text:p text:style-name="P35"/>
      <text:p text:style-name="P3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
      <text:p text:style-name="P35">«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text:soft-page-break/>-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text:soft-page-break/>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26">~~~</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5">&lt;</text:span><text:span text:style-name="T26">+ </text:span><text:span text:style-name="T18">она даст ему паранормальные способности — насколько успеет за эти секунды</text:span><text:span text:style-name="T25">&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text:soft-page-break/>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й дом,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text:soft-page-break/></text:p>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text:soft-page-break/>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text:soft-page-break/>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text:soft-page-break/>-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text:soft-page-break/></text:p>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text:soft-page-break/></text:p>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text:soft-page-break/>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text:soft-page-break/>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8"><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8"><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text:soft-page-break/>-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text:soft-page-break/>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8"><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text:soft-page-break/>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18"><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8"><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8"><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8"><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8"><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8"><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18"><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8"><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8"><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8"><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8"><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8"><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48"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8"><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8"><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0">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0">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0">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8"><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0"/>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0">КРАК!!!<text:line-break/>… Бля…</text:p>
      <text:p text:style-name="P10"><text:soft-page-break/></text:p>
      <text:p text:style-name="P18"><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8"><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8"><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6">Pnakotic</text:span></text:span><text:span text:style-name="Default_20_Paragraph_20_Font"><text:span text:style-name="T3"> </text:span></text:span><text:span text:style-name="Default_20_Paragraph_20_Font"><text:span text:style-name="T16">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18"><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6">Я дёргаю замок.</text:p>
      <text:p text:style-name="P36">– Как ты его раскрыла зубами-то? Я двумя руками закрыть не могу! Кажись, этот доспех узковат для твоей жопы!</text:p>
      <text:p text:style-name="P36">– Я помогу! – <text:s/>Селестия изгибает шею и зубами сжимает защёлку.</text:p>
      <text:p text:style-name="P36"/>
      <text:p text:style-name="P36">ШЛОП!</text:p>
      <text:p text:style-name="P36"><text:soft-page-break/></text:p>
      <text:p text:style-name="P3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8"><text:span text:style-name="Default_20_Paragraph_20_Font"><text:span text:style-name="T1">Аликорница облизывает карамельную тросточку. Я склоняюсь над «</text:span></text:span><text:span text:style-name="Default_20_Paragraph_20_Font"><text:span text:style-name="T16">Pnakotic</text:span></text:span><text:span text:style-name="Default_20_Paragraph_20_Font"><text:span text:style-name="T3"> </text:span></text:span><text:span text:style-name="Default_20_Paragraph_20_Font"><text:span text:style-name="T16">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48"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8"><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18"><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text:soft-page-break/></text:p>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18"><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18"><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1">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0">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8"><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0">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19">но</text:span> мне <text:span text:style-name="T19">сказочно </text:span>повезло - Хэвэн не является живой.</text:p>
      <text:p text:style-name="P10"><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19">окончательно</text:span>.</text:p>
      <text:p text:style-name="P18"><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0">Я очень хочу, я мечтаю, что м</text:span></text:span><text:span text:style-name="Default_20_Paragraph_20_Font"><text:span text:style-name="T6">ы</text:span></text:span><text:span text:style-name="Default_20_Paragraph_20_Font"><text:span text:style-name="T20"> опять встретимся.</text:span></text:span></text:p>
      <text:p text:style-name="P18"><text:span text:style-name="Default_20_Paragraph_20_Font"><text:span text:style-name="T20">В другом месте, в другое время...</text:span></text:span></text:p>
      <text:p text:style-name="P10">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18"/>
      <text:p text:style-name="P24">~~~</text:p>
      <text:p text:style-name="P24"/>
      <text:p text:style-name="P18"><text:span text:style-name="Default_20_Paragraph_20_Font"><text:span text:style-name="T1">… Сияние. </text:span></text:span></text:p>
      <text:p text:style-name="P18"><text:span text:style-name="Default_20_Paragraph_20_Font"><text:span text:style-name="T19">Оно п</text:span></text:span><text:span text:style-name="Default_20_Paragraph_20_Font"><text:span text:style-name="T1">овсюду. </text:span></text:span><text:span text:style-name="Default_20_Paragraph_20_Font"><text:span text:style-name="T1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9">В какой-то момент пришло осознание.</text:p>
      <text:p text:style-name="P36"/>
      <text:p text:style-name="P3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8"><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8"><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4">~~~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8"><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8"><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8"><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8"><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8"><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8"><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8"><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8"><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8"><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8"><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8"><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8"><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3">&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8"/>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5">ОБМА-</text:span>А<text:span text:style-name="T25">-</text:span>А-<text:span text:style-name="T25">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27">-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9">На последних ярдах к защитному </text:span>э<text:span text:style-name="T19">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5"><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3">-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3">&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19">проклятие</text:span> «Каменный лёд». Я изобрела его для <text:span text:style-name="T19">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9">Если я не </text:span>ошибаюсь<text:span text:style-name="T19"> в природе </text:span>э<text:span text:style-name="T19">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19">п-</text:span>прощай!</text:p>
      <text:p text:style-name="P3"/>
      <text:p text:style-name="P3">Мир растворяется в ослепительном сиянии...</text:p>
      <text:p text:style-name="P23">&lt;<text:span text:style-name="T2">всё время войны сестёр была ночь</text:span>&gt;</text:p>
      <text:p text:style-name="P18"><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8"><text:span text:style-name="Default_20_Paragraph_20_Font"><text:span text:style-name="T1"/></text:span></text:p>
      <text:h text:style-name="P50" text:outline-level="2"><text:span text:style-name="Default_20_Paragraph_20_Font"><text:span text:style-name="T25">~~~ </text:span></text:span><text:span text:style-name="Default_20_Paragraph_20_Font"><text:span text:style-name="T1">Интермедия </text:span></text:span><text:span text:style-name="Default_20_Paragraph_20_Font"><text:span text:style-name="T25">~~~ </text:span></text:span></text:h>
      <text:p text:style-name="P17"><text:span text:style-name="Default_20_Paragraph_20_Font"><text:span text:style-name="T25"/></text:span></text:p>
      <text:p text:style-name="P18"><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8"><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8"><text:span text:style-name="Default_20_Paragraph_20_Font"><text:span text:style-name="T1"/></text:span></text:p>
      <text:h text:style-name="P46" text:outline-level="1"><text:soft-page-break/><text:span text:style-name="Default_20_Paragraph_20_Font"><text:span text:style-name="T1"/></text:span></text:h>
      <text:p text:style-name="P18"><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0"/>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8"><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8"><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4">В последнюю секунду Хэвэн </text:span></text:span><text:span text:style-name="Default_20_Paragraph_20_Font"><text:span text:style-name="T24">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4">—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8"><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8"><text:span text:style-name="Default_20_Paragraph_20_Font"><text:span text:style-name="T10">Действие начинается снова с </text:span></text:span><text:span text:style-name="Default_20_Paragraph_20_Font"><text:span text:style-name="T23">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5"><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5">=============================</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8"><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8">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8"><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0"/>
      <text:p text:style-name="P18"><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18"><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18"><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48"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3"><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4">~~~</text:p>
      <text:p text:style-name="P24"/>
      <text:p text:style-name="P23">...<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1">Т</text:span><text:span text:style-name="T30">ы что за хрен вообще? </text:span><text:span text:style-name="T31">– </text:span><text:span text:style-name="T30">наконец-то обретаю речь я.</text:span></text:p>
      <text:p text:style-name="P30">-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0">- Да-да, у меня похожее чувство, - мрачно сообщаю я. - По-моему, мы уже пересекались раньше.</text:p>
      <text:p text:style-name="P30">-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0"><text:soft-page-break/>- Что?</text:p>
      <text:p text:style-name="P30"/>
      <text:p text:style-name="P38"><text:span text:style-name="T25">С кончика малого рога </text:span>существа<text:span text:style-name="T25"> </text:span>срывается <text:span text:style-name="T25">молния и под ним материализов</text:span>ывается<text:span text:style-name="T25"> </text:span>зелёный <text:span text:style-name="T25">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0"/>
      <text:p text:style-name="P30">-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0">-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4">-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0">- Потому что его нет, - я снова закашливаюсь сухим смехом. <text:span text:style-name="T25">-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0">-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0">Сверхаликорн подаёт стакан воды.</text:p>
      <text:p text:style-name="P30"/>
      <text:p text:style-name="P30">- И что же ты теперь собираешься делать? - продолжает Анакорн.</text:p>
      <text:p text:style-name="P30">- Не знаю. Думаю, может, сдохнуть прямо тут?</text:p>
      <text:p text:style-name="P30">-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0"/>
      <text:p text:style-name="P30">Я саркастически улыбаюсь в ответ. Да, я хочу. Вот только желание это неосуществимо, если только Анакорн не умеет воскрешать мёртвых.</text:p>
      <text:p text:style-name="P30"><text:soft-page-break/></text:p>
      <text:p text:style-name="P30">- Ты умеешь возвращать с того света?</text:p>
      <text:p text:style-name="P3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0">-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0">- Да ну, зачем статую? - огорчается Анакорн. - Не буду я превращать тебя в статую. Есть одно решение...</text:p>
      <text:p text:style-name="P30"/>
      <text:p text:style-name="P30">Демиург морщит лоб и зависает, уставившись в одну точку.</text:p>
      <text:p text:style-name="P30">- И?..</text:p>
      <text:p text:style-name="P30">Я замечаю, что мои кисти светятся голубоватым свечением, а кончики пальцев становятся полупрозрачными. </text:p>
      <text:p text:style-name="P30">- <text:s/>Тебе пора уходить. Слишком долго находился возле меня. Ты сгораешь, - объясняет Анакорн.</text:p>
      <text:p text:style-name="P30">- Так что там насчёт решения? - не отстаю я.</text:p>
      <text:p text:style-name="P30"><text:span text:style-name="T19">С</text:span>верхаликорн <text:span text:style-name="T19">морщит лоб, сосредоточиваясь</text:span>. <text:span text:style-name="T19">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0"/>
      <text:p text:style-name="P30">-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0">- А за какой дверью Сел?</text:p>
      <text:p text:style-name="P30">- Не знаю, - раздражённо бросает Анакорн, - сердце подскажет. Поторопись, если не хочешь превратиться в сияющий эфир!</text:p>
      <text:p text:style-name="P30"/>
      <text:p text:style-name="P30">Сверхаликорн нетерпеливым жестом указывает в направлении дверей.</text:p>
      <text:p text:style-name="P30">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0">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0">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30"/>
      <text:p text:style-name="P30">Голубоватое свечение уже расширилось с кистей на руки и торс, последние фаланги пальцев едва видны.</text:p>
      <text:p text:style-name="P30">Может, тут и остановиться? Сияющий эфир и каменная статуя — хорошая пара, как по мне.</text:p>
      <text:p text:style-name="P30">Нет, эту историю надо пройти до конца.</text:p>
      <text:p text:style-name="P30">Медленно возвращаюсь к светящимся проёмам дверей.</text:p>
      <text:p text:style-name="P30">Вот оно!</text:p>
      <text:p text:style-name="P30">Останавливаюсь напротив проёма, почувствовав легчайший укол. Делаю шаг к двери — и чувствую знакомое жжение в груди.</text:p>
      <text:p text:style-name="P30"/>
      <text:p text:style-name="P30">- Ну привет-привет, - блаженно улыбаюсь я старой знакомой.</text:p>
      <text:p text:style-name="P30">Прижатая к области сердца рука ощущает очертания фигурки аликорна, как будто выросшей из груди.</text:p>
      <text:p text:style-name="P30"/>
      <text:p text:style-name="P30">Что-то это да значит.</text:p>
      <text:p text:style-name="P30"/>
      <text:p text:style-name="P3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0">Да плевать — если дверь нельзя открыть — её можно выбить. Эта мысль заполняет всё сознание.</text:p>
      <text:p text:style-name="P30">Изо всех сил замахиваюсь ногой и втапливаю по двери. Нога проваливается в дверь, а за ней и весь я.</text:p>
      <text:p text:style-name="P30"/>
      <text:p text:style-name="P30">- Ну, или так, - успеваю подумать я.</text:p>
      <text:p text:style-name="P30"/>
      <text:p text:style-name="P30"/>
      <text:p text:style-name="P30"/>
      <text:p text:style-name="P30"/>
      <text:p text:style-name="P31">Крепкий орешек, развоплощение не повлияло твой характер. Как был хамом, так и остался.</text:p>
      <text:p text:style-name="P31">- Мы ведь виделись раньше, да? Почему-то ты кажешься мне знакомым, - угрюмо замечаю я. - Хотя, хоть убей, не вспомню, где.</text:p>
      <text:p text:style-name="P3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1">- Хреново, - ещё угрюмее говорю я. - Полчаса назад попал в эпицентр ядерного взрыва.</text:p>
      <text:p text:style-name="P3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1"><text:soft-page-break/></text:p>
      <text:p text:style-name="P31">Я молча прикидываю, смогу ли дотянуться до его носа кулаком? А ногой?</text:p>
      <text:p text:style-name="P31">Анакорн как будто понимает, что я замышляю. Он отступает шаг назад и примирительно поднимает вверх копыто.</text:p>
      <text:p text:style-name="P31"/>
      <text:p text:style-name="P25"><text:span text:style-name="T30">- </text:span><text:span text:style-name="T28">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1"/>
      <text:p text:style-name="P37"><text:span text:style-name="T25">С кончика малого рога Анакорна </text:span>срывается<text:span text:style-name="T25"> молния и под ним материализов</text:span>ывается<text:span text:style-name="T25"> </text:span>зелёный <text:span text:style-name="T25">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3"/>
      <text:p text:style-name="P43">-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3"/>
      <text:p text:style-name="P43">-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3">- Стоп-стоп-стоп! Помедленнее, я нихрена не понял! - хватаюсь за голову я. - Какая-такая подружка? Какая просьба? Какой мир? Что за бред?</text:p>
      <text:p text:style-name="P42"/>
      <text:p text:style-name="P23"><text:span text:style-name="T30">&lt;</text:span><text:span text:style-name="Default_20_Paragraph_20_Font"><text:span text:style-name="T2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3"><text:span text:style-name="Default_20_Paragraph_20_Font"><text:span text:style-name="T29">Эпилог.)</text:span></text:span><text:span text:style-name="T30">&gt;</text:span></text:p>
      <text:p text:style-name="P30"/>
      <text:p text:style-name="P3"/>
      <text:p text:style-name="P18"><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8"/>
      <text:p text:style-name="P18"><text:span text:style-name="Default_20_Paragraph_20_Font"><text:span text:style-name="T21">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8"><text:span text:style-name="Default_20_Paragraph_20_Font"><text:span text:style-name="T2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2">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9"/>
      <text:p text:style-name="P18"><text:span text:style-name="Default_20_Paragraph_20_Font"><text:span text:style-name="T1"/></text:span></text:p>
      <text:p text:style-name="P3"/>
      <text:p text:style-name="P3"/>
      <text:p text:style-name="P2">***</text:p>
      <text:p text:style-name="P7"/>
      <text:p text:style-name="P18"><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0"/>
      <text:p text:style-name="P10"><text:soft-page-break/>Я устало смеюсь. Юджин сделал этический модуль слишком эмоциональным, но это выглядит порой так забавно!</text:p>
      <text:p text:style-name="P10">- Нет ничего проще. Если бы ты спросилда меня раньше, я бы тебе сказал. Со стороны это моментально видно.</text:p>
      <text:p text:style-name="P10">- Что?!! Говори!</text:p>
      <text:p text:style-name="P1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0">- И где же мне найти желающих на такое? Я даже с трудом понимаю концепцию души, не то, чтобы поверить в её существование.</text:p>
      <text:p text:style-name="P10"/>
      <text:p text:style-name="P10">Разочарование сквозит в выражении морды трансцендентной лошади, в её поникших ушах и обвислом хвосте. Я усмехаюсь.</text:p>
      <text:p text:style-name="P10"/>
      <text:p text:style-name="P10">- Ты в упор не видишь очевидного. Расскажи-ка, каким образом я могу присутствовать тут, рядом с тобой в виртуальном мире?</text:p>
      <text:p text:style-name="P10">Хэвэн недовольно морщит нос, но начинает объяснять, как пятилетнему ребёнку.</text:p>
      <text:p text:style-name="P1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0">- Правильно, - киваю я, - и как, по-твоему, можно назвать цифровой слепок сознания?</text:p>
      <text:p text:style-name="P10">- Н-не понимаю, к чему ты клонишь? - запинается Хэвэн. Я вижу, что она начинает понимать.</text:p>
      <text:p text:style-name="P10">-</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18"><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48"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8">===================================================</text:p>
      <text:p text:style-name="P18">… Вы и есть сопротивление!</text:p>
      <text:p text:style-name="P3">&lt;временная петля&gt;</text:p>
      <text:p text:style-name="P3"><text:soft-page-break/></text:p>
      <text:p text:style-name="P3"/>
      <text:p text:style-name="P3"/>
      <text:p text:style-name="P15"/>
      <text:p text:style-name="P3"/>
      <text:p text:style-name="P18"><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8"><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8"/>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8"><text:span text:style-name="Default_20_Paragraph_20_Font"><text:span text:style-name="T1">- Мой первый Учитель… Я узнала тебя… </text:span></text:span>Мне тебя не хватало.</text:p>
      <text:p text:style-name="P18"/>
      <text:p text:style-name="P3">Деревья расступились и на поляну вышла Хэвэн.</text:p>
      <text:p text:style-name="P3"/>
      <text:p text:style-name="P18"><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8"><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48"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8"><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18"><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8"><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text:soft-page-break/>&lt;Отправка Анона на Луну с Луной&gt;</text:p>
      <text:p text:style-name="P18"><text:span text:style-name="Default_20_Paragraph_20_Font"><text:span text:style-name="T2">&lt;Сцена с голым Аноном и Луной</text:span></text:span><text:span text:style-name="Default_20_Paragraph_20_Font"><text:span text:style-name="T1">&gt;</text:span></text:span></text:p>
      <text:p text:style-name="P11"/>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8"><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50" text:outline-level="2">Эпилог</text:h>
      <text:p text:style-name="P2"/>
      <text:p text:style-name="P14">~~~5000 лет от основания Эквестрии~~~</text:p>
      <text:p text:style-name="P6"><text:soft-page-break/></text:p>
      <text:p text:style-name="Text_20_body">Mike Oldfield - In the beginning &amp; Let there be light <text:s text:c="5"/>или <text:s text:c="5"/>Oceania</text:p>
      <text:p text:style-name="P18"><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18">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2">-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2"><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19">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2"/>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19">пла</text:span>-<text:span text:style-name="T19">пла</text:span>-<text:span text:style-name="T19">пла</text:span>-и есё много <text:span text:style-name="T19">л</text:span>аз <text:span text:style-name="T19">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19">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5">~</text:span> 300 <text:span text:style-name="T25">Anno Celestia</text:span>» .</text:p>
      <text:p text:style-name="P22">-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
      <text:p text:style-name="P18">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8">Pink Floyd “Keep Talking” <text:a xlink:type="simple" xlink:href="https://www.youtube.com/watch?v=CVhYW6e3qc8" office:target-frame-name="_top" xlink:show="replace" text:style-name="Internet_20_link" text:visited-style-name="Visited_20_Internet_20_Link">https://www.youtube.com/watch?v=CVhYW6e3qc8</text:a></text:p>
      <text:p text:style-name="P18"/>
      <text:p text:style-name="P18">Daft Punk - Veridis Quo</text:p>
      <text:p text:style-name="P18">https://www.youtube.com/watch?v=HhZaHf8RP6g</text:p>
      <text:p text:style-name="P18"><text:soft-page-break/><text:a xlink:type="simple" xlink:href="https://www.youtube.com/watch?v=ySLc8gZ3oEc" office:target-frame-name="_top" xlink:show="replace" text:style-name="Internet_20_link" text:visited-style-name="Visited_20_Internet_20_Link">https://www.youtube.com/watch?v=ySLc8gZ3oEc</text:a></text:p>
      <text:p text:style-name="P18"/>
      <text:p text:style-name="P18">Eye Of The Tiger</text:p>
      <text:p text:style-name="P18"/>
      <text:p text:style-name="P18">Alphaville – Forever Young</text:p>
      <text:p text:style-name="P18">The Doors “Light My Fire”</text:p>
      <text:p text:style-name="P18">Pink Floyd “Another Brick In The Wall” (https://www.youtube.com/watch?v=krYK1jWz0Lo <text:s/>),</text:p>
      <text:p text:style-name="P18">“Is the anybody here” (Pulse)</text:p>
      <text:p text:style-name="P18">“Marooned”</text:p>
      <text:p text:style-name="P18">&lt;Pink Floyd - «Hey you» (Pulse)&gt;</text:p>
      <text:p text:style-name="P18"/>
      <text:p text:style-name="P18">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8"><text:soft-page-break/>&lt;<text:span text:style-name="Default_20_Paragraph_20_Font"><text:span text:style-name="T18">Pink Floyd — Kepp Talking (Pulse), Hey you (Pulse), Sorrow (Pulse), High Hopes (Pulse)</text:span></text:span>&gt;</text:p>
      <text:p text:style-name="P18">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8">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8">Oasis — Wonderwall (<text:a xlink:type="simple" xlink:href="https://www.youtube.com/watch?v=6hzrDeceEKc" office:target-frame-name="_top" xlink:show="replace" text:style-name="Internet_20_link" text:visited-style-name="Visited_20_Internet_20_Link">https://www.youtube.com/watch?v=6hzrDeceEKc</text:a> )</text:p>
      <text:p text:style-name="P18">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8"><text:a xlink:type="simple" xlink:href="https://www.youtube.com/watch?v=nGhoBnx3Pt0" office:target-frame-name="_top" xlink:show="replace" text:style-name="Internet_20_link" text:visited-style-name="Visited_20_Internet_20_Link">https://www.youtube.com/watch?v=nGhoBnx3Pt0</text:a></text:p>
      <text:p text:style-name="P18"><text:a xlink:type="simple" xlink:href="https://www.youtube.com/watch?v=UVWiArQL_oI" office:target-frame-name="_top" xlink:show="replace" text:style-name="Internet_20_link" text:visited-style-name="Visited_20_Internet_20_Link">https://www.youtube.com/watch?v=UVWiArQL_oI</text:a></text:p>
      <text:p text:style-name="P18"/>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5">Blue man group - Chill and zone out </text:span><text:a xlink:type="simple" xlink:href="https://www.youtube.com/watch?v=_yfDjBl__o8" text:style-name="Internet_20_link" text:visited-style-name="Visited_20_Internet_20_Link"><text:span text:style-name="T25">https://www.youtube.com/watch?v=_yfDjBl__o8</text:span></text:a></text:p>
      <text:p text:style-name="Text_20_body"><text:span text:style-name="T25">Florian Renner – retrowave </text:span><text:a xlink:type="simple" xlink:href="https://www.youtube.com/watch?v=Zev0wz87hVw" text:style-name="Internet_20_link" text:visited-style-name="Visited_20_Internet_20_Link"><text:span text:style-name="T25">https://www.youtube.com/watch?v=Zev0wz87hVw</text:span></text:a></text:p>
      <text:p text:style-name="P22">Yes – Owner of A Lonely Heart - <text:a xlink:type="simple" xlink:href="https://www.youtube.com/watch?v=vpIduDaggVA" text:style-name="Internet_20_link" text:visited-style-name="Visited_20_Internet_20_Link">https://www.youtube.com/watch?v=vpIduDaggVA</text:a></text:p>
      <text:p text:style-name="P18"><text:span text:style-name="Default_20_Paragraph_20_Font"><text:span text:style-name="T13">009 </text:span></text:span><text:span text:style-name="Default_20_Paragraph_20_Font"><text:span text:style-name="T12">Sound</text:span></text:span><text:span text:style-name="Default_20_Paragraph_20_Font"><text:span text:style-name="T13"> </text:span></text:span><text:span text:style-name="Default_20_Paragraph_20_Font"><text:span text:style-name="T12">System</text:span></text:span><text:span text:style-name="Default_20_Paragraph_20_Font"><text:span text:style-name="T13"> – </text:span></text:span><text:span text:style-name="Default_20_Paragraph_20_Font"><text:span text:style-name="T12">DreamScape</text:span></text:span><text:span text:style-name="Default_20_Paragraph_20_Font"><text:span text:style-name="T13"> (</text:span></text:span><text:a xlink:type="simple" xlink:href="https://www.youtube.com/watch?v=TKfS5zVfGBc" office:target-frame-name="_top" xlink:show="replace" text:style-name="Internet_20_link" text:visited-style-name="Visited_20_Internet_20_Link"><text:span text:style-name="Default_20_Paragraph_20_Font"><text:span text:style-name="T12">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zVfGBc</text:span></text:span></text:a><text:span text:style-name="Default_20_Paragraph_20_Font"><text:span text:style-name="T13">)</text:span></text:span></text:p>
      <text:p text:style-name="P33">Pink Floyd “Another Brick In The Wall”</text:p>
      <text:p text:style-name="P18"><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45" text:outline-level="1"><text:span text:style-name="Default_20_Paragraph_20_Font"><text:span text:style-name="T14">Mark</text:span></text:span><text:span text:style-name="Default_20_Paragraph_20_Font"><text:span text:style-name="T15"> </text:span></text:span><text:span text:style-name="Default_20_Paragraph_20_Font"><text:span text:style-name="T14">Knopfler</text:span></text:span><text:span text:style-name="Default_20_Paragraph_20_Font"><text:span text:style-name="T15"> - </text:span></text:span><text:span text:style-name="Default_20_Paragraph_20_Font"><text:span text:style-name="T14">Marbletown</text:span></text:span><text:span text:style-name="Default_20_Paragraph_20_Font"><text:span text:style-name="T15"> - </text:span></text:span><text:span text:style-name="Default_20_Paragraph_20_Font"><text:span text:style-name="T14">C</text:span></text:span><text:span text:style-name="Default_20_Paragraph_20_Font"><text:span text:style-name="T15">ó</text:span></text:span><text:span text:style-name="Default_20_Paragraph_20_Font"><text:span text:style-name="T14">rdoba</text:span></text:span><text:span text:style-name="Default_20_Paragraph_20_Font"><text:span text:style-name="T15"> 2010</text:span></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08-16T02:36:49.31</dc:date>
    <meta:editing-cycles>4684</meta:editing-cycles>
    <meta:editing-duration>P187DT8H50M15S</meta:editing-duration>
    <meta:document-statistic meta:table-count="0" meta:image-count="0" meta:object-count="0" meta:page-count="302" meta:paragraph-count="4442" meta:word-count="107084" meta:character-count="682351"/>
    <meta:template xlink:type="simple" xlink:actuate="onRequest" xlink:title="" xlink:href="Normal"/>
  </office:meta>
</office:document-meta>
</file>